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background-color="transparent"/>
    </style:style>
    <style:style style:name="P4" style:family="paragraph" style:parent-style-name="Standard" style:list-style-name="L1">
      <style:text-properties style:font-name="Verdana" fo:background-color="transparent"/>
    </style:style>
    <style:style style:name="P5" style:family="paragraph" style:parent-style-name="Standard" style:list-style-name="L1">
      <style:text-properties style:font-name="Verdana" fo:background-color="#ff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 de Sistemas y Módulos de la Intranet de CENE.</text:p>
      <text:p text:style-name="P3"/>
      <text:list xml:id="list29666767" text:style-name="L1">
        <text:list-item>
          <text:p text:style-name="P4">00 – Administrar Intranet</text:p>
          <text:list>
            <text:list-item>
              <text:p text:style-name="P4">01001 – Logs de Actividades.</text:p>
            </text:list-item>
            <text:list-item>
              <text:p text:style-name="P4">02001 – Administración de Sistemas.</text:p>
            </text:list-item>
            <text:list-item>
              <text:p text:style-name="P4">03001 – Administración de Módulos.</text:p>
            </text:list-item>
            <text:list-item>
              <text:p text:style-name="P4">04001 – Administración de Usuarios.</text:p>
            </text:list-item>
            <text:list-item>
              <text:p text:style-name="P4">05001 – Administración de Grupos.</text:p>
            </text:list-item>
            <text:list-item>
              <text:p text:style-name="P4">06001 – Administración de Mensajes.</text:p>
            </text:list-item>
          </text:list>
        </text:list-item>
        <text:list-item>
          <text:p text:style-name="P4">01 – Sistema de Asistencias.</text:p>
          <text:list>
            <text:list-item>
              <text:p text:style-name="P4">01001 – Asistencia Diaria.</text:p>
            </text:list-item>
            <text:list-item>
              <text:p text:style-name="P4">01002 – Asistencia Semanal.</text:p>
            </text:list-item>
            <text:list-item>
              <text:p text:style-name="P4">01003 – Asistencia por Cédula.</text:p>
            </text:list-item>
            <text:list-item>
              <text:p text:style-name="P4">01004 – Asistencia propia.</text:p>
            </text:list-item>
            <text:list-item>
              <text:p text:style-name="P4">02001 – Consultar Vacaciones.</text:p>
            </text:list-item>
            <text:list-item>
              <text:p text:style-name="P4">02002 – Solicitar Vacaciones.</text:p>
            </text:list-item>
            <text:list-item>
              <text:p text:style-name="P4">02003 – Aprobar/Rechazar Vacaciones.</text:p>
            </text:list-item>
            <text:list-item>
              <text:p text:style-name="P4">02004 – Consultar Vacación Propia.</text:p>
            </text:list-item>
            <text:list-item>
              <text:p text:style-name="P4">02005 – Consultar Vacaciones Cédula</text:p>
            </text:list-item>
            <text:list-item>
              <text:p text:style-name="P4">02999 – Calcular Vacaciones.</text:p>
            </text:list-item>
            <text:list-item>
              <text:p text:style-name="P4">03001 – Solicitar permiso propio.</text:p>
            </text:list-item>
            <text:list-item>
              <text:p text:style-name="P4">03002 – Solicitar permiso cédula.</text:p>
            </text:list-item>
            <text:list-item>
              <text:p text:style-name="P4">03003 – Aprobar/Rechazar permisos.</text:p>
            </text:list-item>
            <text:list-item>
              <text:p text:style-name="P4">03004 – Justificación Individual.</text:p>
            </text:list-item>
            <text:list-item>
              <text:p text:style-name="P4">03005 – Justificaciones Grupales.</text:p>
            </text:list-item>
            <text:list-item>
              <text:p text:style-name="P4">99001 – Tipos de Justificaciones.</text:p>
            </text:list-item>
            <text:list-item>
              <text:p text:style-name="P4">99002 – Tipos de Faltas.</text:p>
            </text:list-item>
            <text:list-item>
              <text:p text:style-name="P4">99003 – Procesar Archivo TXT.</text:p>
            </text:list-item>
            <text:list-item>
              <text:p text:style-name="P4">99004 – Personas Sujetas a TimeReg.</text:p>
            </text:list-item>
          </text:list>
        </text:list-item>
        <text:list-item>
          <text:p text:style-name="P4">02 – Control de Gestión.</text:p>
          <text:list>
            <text:list-item>
              <text:p text:style-name="P4">01001 – Planes Estratégicos (Organización).</text:p>
            </text:list-item>
            <text:list-item>
              <text:p text:style-name="P4">01002 – Objetivos Estratégicos (Organización).</text:p>
            </text:list-item>
            <text:list-item>
              <text:p text:style-name="P4">02001 – Planes Estratégicos (Dirección).</text:p>
            </text:list-item>
            <text:list-item>
              <text:p text:style-name="P4">02002 – Objetivos Estratégicos (Dirección).</text:p>
            </text:list-item>
            <text:list-item>
              <text:p text:style-name="P4">03001 – Planes Operativos (Dirección).</text:p>
            </text:list-item>
            <text:list-item>
              <text:p text:style-name="P4">03002 – Objetivos Operativos (Dirección).</text:p>
            </text:list-item>
            <text:list-item>
              <text:p text:style-name="P4">04001 – Actividades.</text:p>
            </text:list-item>
          </text:list>
        </text:list-item>
        <text:list-item>
          <text:p text:style-name="P4">03 – Control de Documentos.</text:p>
          <text:list>
            <text:list-item>
              <text:p text:style-name="P4">01001 – Control de Memoranda.</text:p>
            </text:list-item>
            <text:list-item>
              <text:p text:style-name="P4">01002 - <text:tab/>Anular Memoranda.</text:p>
            </text:list-item>
            <text:list-item>
              <text:p text:style-name="P4">02001 – Control de Oficios.</text:p>
            </text:list-item>
            <text:list-item>
              <text:p text:style-name="P4">02002 – Anular Oficios.</text:p>
            </text:list-item>
          </text:list>
        </text:list-item>
        <text:list-item>
          <text:p text:style-name="P4">04 – Nómina.</text:p>
          <text:list>
            <text:list-item>
              <text:p text:style-name="P4">00001 – Integrantes.</text:p>
            </text:list-item>
            <text:list-item>
              <text:p text:style-name="P4">00002 – Reportes.</text:p>
            </text:list-item>
            <text:list-item>
              <text:p text:style-name="P4">00003 – Constantes.</text:p>
            </text:list-item>
            <text:list-item>
              <text:p text:style-name="P4"><text:soft-page-break/>00004 – Conceptos.</text:p>
            </text:list-item>
            <text:list-item>
              <text:p text:style-name="P4">00005 – Cálculo de Nóminas.</text:p>
            </text:list-item>
            <text:list-item>
              <text:p text:style-name="P4">00006 – Listado de Nóminas.</text:p>
            </text:list-item>
            <text:list-item>
              <text:p text:style-name="P4">00007 – Banco.</text:p>
            </text:list-item>
          </text:list>
        </text:list-item>
        <text:list-item>
          <text:p text:style-name="P4">05 – Presupuesto y Finanzas.</text:p>
          <text:list>
            <text:list-item>
              <text:p text:style-name="P4">99001 – Consultar Descripción Presupuestaria.</text:p>
            </text:list-item>
            <text:list-item>
              <text:p text:style-name="P4">99002 – Listado de Descripción Presupuestaria</text:p>
            </text:list-item>
            <text:list-item>
              <text:p text:style-name="P4">99003 – Incluir Descripción Presupuestaria.</text:p>
            </text:list-item>
            <text:list-item>
              <text:p text:style-name="P4">99004 – Modificar Descripción Presupuestaria.</text:p>
            </text:list-item>
            <text:list-item>
              <text:p text:style-name="P4">99005 – Eliminar Descripción Presupuestaria.</text:p>
            </text:list-item>
            <text:list-item>
              <text:p text:style-name="P4"/>
            </text:list-item>
          </text:list>
        </text:list-item>
        <text:list-item>
          <text:p text:style-name="P4">06 – Actuaciones Fiscales.</text:p>
          <text:list>
            <text:list-item>
              <text:p text:style-name="P4">01001 – Listar Entes/Organos.</text:p>
            </text:list-item>
            <text:list-item>
              <text:p text:style-name="P4">02001 – Actuaciones Fiscales.</text:p>
            </text:list-item>
            <text:list-item>
              <text:p text:style-name="P5">02002 – Incorporar funcionario a actuación.</text:p>
            </text:list-item>
          </text:list>
        </text:list-item>
        <text:list-item>
          <text:p text:style-name="P4">07 – Declaración Jurada de Patrimonio.</text:p>
          <text:list>
            <text:list-item>
              <text:p text:style-name="P4">01001 – Consultar DJP (Cédula).</text:p>
            </text:list-item>
            <text:list-item>
              <text:p text:style-name="P4">01002 – Incluir Comprobante de DJP.</text:p>
            </text:list-item>
            <text:list-item>
              <text:p text:style-name="P4">01003 – Estadísticas de DJP.</text:p>
            </text:list-item>
          </text:list>
        </text:list-item>
        <text:list-item>
          <text:p text:style-name="P4">80 – Data Global de la Organización.</text:p>
          <text:list>
            <text:list-item>
              <text:p text:style-name="P4">01001 – Administrar Personas.</text:p>
            </text:list-item>
            <text:list-item>
              <text:p text:style-name="P4">02001 – Administrar Organizaciones.</text:p>
            </text:list-item>
            <text:list-item>
              <text:p text:style-name="P4">03001 – Direcciones.</text:p>
            </text:list-item>
            <text:list-item>
              <text:p text:style-name="P4">09001 – Configurar Horario.</text:p>
            </text:list-item>
          </text:list>
        </text:list-item>
        <text:list-item>
          <text:p text:style-name="P4">95 – ACONTECE / NOTICONTROL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edro Enrique Arrioja Marcano</meta:initial-creator>
    <meta:creation-date>2008-09-15T11:58:31</meta:creation-date>
    <dc:creator>Pedro E. Arrioja M.</dc:creator>
    <dc:date>2008-11-18T10:21:47.62</dc:date>
    <meta:editing-cycles>18</meta:editing-cycles>
    <meta:editing-duration>PT12H28M21S</meta:editing-duration>
    <meta:document-statistic meta:table-count="0" meta:image-count="0" meta:object-count="0" meta:page-count="2" meta:paragraph-count="69" meta:word-count="390" meta:character-count="2226"/>
    <meta:user-defined meta:name="Información 1"/>
    <meta:user-defined meta:name="Información 2"/>
    <meta:user-defined meta:name="Información 3"/>
    <meta:user-defined meta:name="Información 4"/>
  </office:meta>
</office:document-meta>
</file>